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Long_20_Dash" svg:stroke-color="#000000" draw:fill-color="#ffffff" draw:textarea-horizontal-align="justify" draw:textarea-vertical-align="middle" draw:auto-grow-height="false" fo:min-height="18.8cm" fo:min-width="24.265cm"/>
    </style:style>
    <style:style style:name="gr2" style:family="graphic" style:parent-style-name="standard">
      <style:graphic-properties draw:stroke="none" draw:stroke-dash="Long_20_Dash" svg:stroke-color="#000000" draw:fill="none" draw:fill-color="#ffffff" fo:min-height="0.712cm"/>
      <style:paragraph-properties style:writing-mode="lr-tb"/>
    </style:style>
    <style:style style:name="gr3" style:family="graphic" style:parent-style-name="standard">
      <style:graphic-properties draw:stroke="none" draw:stroke-dash="Long_20_Dash" svg:stroke-color="#000000" draw:fill="none" draw:fill-color="#ffffff" fo:min-height="1.423cm"/>
      <style:paragraph-properties style:writing-mode="lr-tb"/>
    </style:style>
    <style:style style:name="gr4" style:family="graphic" style:parent-style-name="standard">
      <style:graphic-properties draw:stroke="solid" draw:stroke-dash="Long_20_Dash" svg:stroke-color="#000000" draw:fill-color="#ffffff" draw:textarea-horizontal-align="justify" draw:textarea-vertical-align="middle" draw:auto-grow-height="false" fo:min-height="13.721cm" fo:min-width="14.422cm"/>
    </style:style>
    <style:style style:name="gr5" style:family="graphic" style:parent-style-name="standard">
      <style:graphic-properties draw:stroke="solid" draw:stroke-dash="Long_20_Dash" svg:stroke-color="#000000" draw:fill-color="#ffffff" draw:textarea-horizontal-align="justify" draw:textarea-vertical-align="middle" draw:auto-grow-height="false" fo:min-height="0.702cm" fo:min-width="3.627cm"/>
    </style:style>
    <style:style style:name="gr6" style:family="graphic" style:parent-style-name="standard">
      <style:graphic-properties draw:stroke="solid" draw:stroke-dash="Long_20_Dash" svg:stroke-color="#000000" draw:fill-color="#ffffff" draw:textarea-horizontal-align="justify" draw:textarea-vertical-align="middle" draw:auto-grow-height="false" fo:min-height="13.72cm" fo:min-width="6.484cm"/>
    </style:style>
    <style:style style:name="gr7" style:family="graphic" style:parent-style-name="standard">
      <style:graphic-properties draw:stroke="solid" draw:stroke-dash="Long_20_Dash" svg:stroke-color="#000000" draw:fill-color="#ffffff" draw:textarea-horizontal-align="justify" draw:textarea-vertical-align="middle" draw:auto-grow-height="false" fo:min-height="3.877cm" fo:min-width="2.357cm"/>
    </style:style>
    <style:style style:name="gr8" style:family="graphic" style:parent-style-name="standard">
      <style:graphic-properties draw:stroke="solid" draw:stroke-dash="Long_20_Dash" svg:stroke-color="#000000" draw:fill-color="#ffffff" draw:textarea-horizontal-align="justify" draw:textarea-vertical-align="middle" draw:auto-grow-height="false" fo:min-height="3.56cm" fo:min-width="2.357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4.765cm" svg:height="19.05cm" svg:x="1.635cm" svg:y="1.635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.54cm" svg:height="0.962cm" svg:x="9.624cm" svg:y="1.953cm">
          <draw:text-box>
            <text:p>Input</text:p>
          </draw:text-box>
        </draw:frame>
        <draw:frame draw:style-name="gr2" draw:text-style-name="P2" draw:layer="layout" svg:width="2.54cm" svg:height="0.962cm" svg:x="5.127cm" svg:y="4.483cm">
          <draw:text-box>
            <text:p>List</text:p>
          </draw:text-box>
        </draw:frame>
        <draw:frame draw:style-name="gr3" draw:text-style-name="P2" draw:layer="layout" svg:width="2.857cm" svg:height="1.673cm" svg:x="16.292cm" svg:y="4.483cm">
          <draw:text-box>
            <text:p>Results</text:p>
          </draw:text-box>
        </draw:frame>
        <draw:custom-shape draw:style-name="gr4" draw:text-style-name="P1" draw:layer="layout" svg:width="14.922cm" svg:height="13.971cm" svg:x="10.525cm" svg:y="5.76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4.127cm" svg:height="0.952cm" svg:x="11.847cm" svg:y="1.95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6.984cm" svg:height="13.97cm" svg:x="2.588cm" svg:y="5.76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.857cm" svg:height="4.127cm" svg:x="11.16cm" svg:y="6.39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.857cm" svg:height="4.127cm" svg:x="11.16cm" svg:y="11.1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.857cm" svg:height="4.127cm" svg:x="21.638cm" svg:y="6.39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.857cm" svg:height="4.127cm" svg:x="18.145cm" svg:y="6.397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.54cm" svg:height="0.962cm" svg:x="11.477cm" svg:y="7.976cm">
          <draw:text-box>
            <text:p>Cards</text:p>
          </draw:text-box>
        </draw:frame>
        <draw:custom-shape draw:style-name="gr7" draw:text-style-name="P1" draw:layer="layout" svg:width="2.857cm" svg:height="4.127cm" svg:x="14.653cm" svg:y="6.39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2.857cm" svg:height="3.81cm" svg:x="11.16cm" svg:y="15.92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.857cm" svg:height="4.127cm" svg:x="14.653cm" svg:y="11.1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.857cm" svg:height="4.127cm" svg:x="18.145cm" svg:y="11.1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.857cm" svg:height="4.127cm" svg:x="21.638cm" svg:y="11.1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2.857cm" svg:height="3.81cm" svg:x="18.145cm" svg:y="15.92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2.857cm" svg:height="3.81cm" svg:x="14.653cm" svg:y="15.92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2.857cm" svg:height="3.81cm" svg:x="21.638cm" svg:y="15.922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2-13T10:24:25.526000000</meta:creation-date>
    <dc:date>2022-02-13T13:36:28.865000000</dc:date>
    <meta:editing-duration>PT3H12M3S</meta:editing-duration>
    <meta:editing-cycles>1</meta:editing-cycles>
    <meta:document-statistic meta:object-count="20"/>
    <meta:generator>LibreOffice/7.1.4.2$Windows_X86_64 LibreOffice_project/a529a4fab45b75fefc5b6226684193eb000654f6</meta:generator>
  </office:meta>
</office:document-meta>
</file>